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Poppins" svg:font-family="Poppins"/>
  </office:font-face-decls>
  <office:automatic-styles>
    <style:style style:name="P1" style:family="paragraph" style:parent-style-name="Standard">
      <style:text-properties officeooo:rsid="0010e7fe" officeooo:paragraph-rsid="0010e7fe"/>
    </style:style>
    <style:style style:name="P2" style:family="paragraph" style:parent-style-name="Standard">
      <style:text-properties fo:color="#111111" loext:opacity="100%" style:font-name="Poppins" fo:font-weight="bold" officeooo:rsid="00127315" officeooo:paragraph-rsid="00127315" style:font-weight-asian="bold" style:font-weight-complex="bold"/>
    </style:style>
    <style:style style:name="P3" style:family="paragraph" style:parent-style-name="Standard">
      <style:text-properties fo:color="#111111" loext:opacity="100%" style:font-name="Poppins" officeooo:rsid="000f64a2" officeooo:paragraph-rsid="000f64a2"/>
    </style:style>
    <style:style style:name="P4" style:family="paragraph" style:parent-style-name="Standard">
      <style:text-properties fo:color="#111111" loext:opacity="100%" style:font-name="Poppins" officeooo:rsid="0010e7fe" officeooo:paragraph-rsid="0010e7fe"/>
    </style:style>
    <style:style style:name="P5" style:family="paragraph" style:parent-style-name="Standard">
      <style:text-properties fo:color="#111111" loext:opacity="100%" style:font-name="Poppins" officeooo:rsid="0011374a" officeooo:paragraph-rsid="0011374a"/>
    </style:style>
    <style:style style:name="P6" style:family="paragraph" style:parent-style-name="Standard">
      <style:text-properties fo:color="#111111" loext:opacity="100%" style:font-name="Poppins" fo:font-weight="normal" officeooo:rsid="00127315" officeooo:paragraph-rsid="00127315" style:font-weight-asian="normal" style:font-weight-complex="normal"/>
    </style:style>
    <style:style style:name="P7" style:family="paragraph" style:parent-style-name="Standard">
      <style:text-properties fo:color="#111111" loext:opacity="100%" style:font-name="Poppins" fo:font-weight="normal" officeooo:rsid="00127315" officeooo:paragraph-rsid="0020c3bd" style:font-weight-asian="normal" style:font-weight-complex="normal"/>
    </style:style>
    <style:style style:name="P8" style:family="paragraph" style:parent-style-name="Standard">
      <style:text-properties fo:color="#111111" loext:opacity="100%" style:font-name="Poppins" fo:font-weight="normal" officeooo:rsid="00127315" officeooo:paragraph-rsid="00232f96" style:font-weight-asian="normal" style:font-weight-complex="normal"/>
    </style:style>
    <style:style style:name="P9" style:family="paragraph" style:parent-style-name="Standard">
      <style:text-properties fo:color="#111111" loext:opacity="100%" style:font-name="Poppins" fo:font-weight="normal" officeooo:rsid="0019d7f3" officeooo:paragraph-rsid="0019d7f3" style:font-weight-asian="normal" style:font-weight-complex="normal"/>
    </style:style>
    <style:style style:name="P10" style:family="paragraph" style:parent-style-name="Standard">
      <style:text-properties fo:color="#111111" loext:opacity="100%" style:font-name="Poppins" fo:font-weight="normal" officeooo:rsid="001f5472" officeooo:paragraph-rsid="001f5472" style:font-weight-asian="normal" style:font-weight-complex="normal"/>
    </style:style>
    <style:style style:name="P11" style:family="paragraph" style:parent-style-name="Standard">
      <style:text-properties fo:color="#111111" loext:opacity="100%" style:font-name="Poppins" fo:font-size="14pt" fo:font-weight="bold" officeooo:rsid="00127315" officeooo:paragraph-rsid="00127315" style:font-size-asian="14pt" style:font-weight-asian="bold" style:font-size-complex="14pt" style:font-weight-complex="bold"/>
    </style:style>
    <style:style style:name="P12" style:family="paragraph" style:parent-style-name="Standard">
      <style:text-properties fo:color="#111111" loext:opacity="100%" style:font-name="Poppins" fo:font-size="14pt" fo:font-weight="bold" officeooo:rsid="00127315" officeooo:paragraph-rsid="001645b1" style:font-size-asian="14pt" style:font-weight-asian="bold" style:font-size-complex="14pt" style:font-weight-complex="bold"/>
    </style:style>
    <style:style style:name="P13" style:family="paragraph" style:parent-style-name="Standard">
      <style:text-properties fo:color="#111111" loext:opacity="100%" style:font-name="Poppins" fo:font-size="14pt" fo:font-weight="bold" officeooo:rsid="00184a5e" officeooo:paragraph-rsid="001645b1" style:font-size-asian="14pt" style:font-weight-asian="bold" style:font-size-complex="14pt" style:font-weight-complex="bold"/>
    </style:style>
    <style:style style:name="P14" style:family="paragraph" style:parent-style-name="Standard">
      <style:text-properties fo:color="#111111" loext:opacity="100%" style:font-name="Poppins" fo:font-size="14pt" fo:font-weight="bold" officeooo:rsid="001f5472" officeooo:paragraph-rsid="001f5472" style:font-size-asian="14pt" style:font-weight-asian="bold" style:font-size-complex="14pt" style:font-weight-complex="bold"/>
    </style:style>
    <style:style style:name="P15" style:family="paragraph" style:parent-style-name="Standard">
      <style:text-properties fo:color="#111111" loext:opacity="100%" style:font-name="Poppins" fo:font-size="12pt" fo:font-weight="normal" officeooo:rsid="001697b2" officeooo:paragraph-rsid="001697b2" style:font-size-asian="10.5pt" style:font-weight-asian="normal" style:font-size-complex="12pt" style:font-weight-complex="normal"/>
    </style:style>
    <style:style style:name="P16" style:family="paragraph" style:parent-style-name="Standard">
      <style:text-properties fo:color="#111111" loext:opacity="100%" style:font-name="Poppins" fo:font-size="12pt" fo:font-weight="normal" officeooo:rsid="00184a5e" officeooo:paragraph-rsid="00184a5e" style:font-size-asian="10.5pt" style:font-weight-asian="normal" style:font-size-complex="12pt" style:font-weight-complex="normal"/>
    </style:style>
    <style:style style:name="P17" style:family="paragraph" style:parent-style-name="Standard">
      <style:text-properties fo:color="#111111" loext:opacity="100%" style:font-name="Poppins" fo:font-size="12pt" fo:font-weight="normal" officeooo:rsid="001b9e05" officeooo:paragraph-rsid="001b9e05" style:font-size-asian="10.5pt" style:font-weight-asian="normal" style:font-size-complex="12pt" style:font-weight-complex="normal"/>
    </style:style>
    <style:style style:name="P18" style:family="paragraph" style:parent-style-name="Standard">
      <style:text-properties fo:color="#111111" loext:opacity="100%" style:font-name="Poppins" fo:font-weight="normal" officeooo:rsid="0020c3bd" officeooo:paragraph-rsid="0020c3bd" style:font-weight-asian="normal" style:font-weight-complex="normal"/>
    </style:style>
    <style:style style:name="P19" style:family="paragraph" style:parent-style-name="Standard">
      <style:text-properties fo:color="#111111" loext:opacity="100%" style:font-name="Poppins" fo:font-weight="normal" officeooo:rsid="00127315" officeooo:paragraph-rsid="00127315" style:font-weight-asian="normal" style:font-weight-complex="normal"/>
    </style:style>
    <style:style style:name="T1" style:family="text">
      <style:text-properties fo:color="#111111" loext:opacity="100%" style:font-name="Poppins"/>
    </style:style>
    <style:style style:name="T2" style:family="text">
      <style:text-properties fo:color="#111111" loext:opacity="100%" style:font-name="Poppins"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color="#2a6099" loext:opacity="100%" style:font-name="Poppins" style:text-underline-style="none"/>
    </style:style>
    <style:style style:name="T5" style:family="text">
      <style:text-properties officeooo:rsid="0013ae3c"/>
    </style:style>
    <style:style style:name="T6" style:family="text">
      <style:text-properties officeooo:rsid="0013ff7c"/>
    </style:style>
    <style:style style:name="T7" style:family="text">
      <style:text-properties officeooo:rsid="0014f79c"/>
    </style:style>
    <style:style style:name="T8" style:family="text">
      <style:text-properties officeooo:rsid="001645b1"/>
    </style:style>
    <style:style style:name="T9" style:family="text">
      <style:text-properties officeooo:rsid="001b9e05"/>
    </style:style>
    <style:style style:name="T10" style:family="text">
      <style:text-properties officeooo:rsid="001d190e"/>
    </style:style>
    <style:style style:name="T11" style:family="text">
      <style:text-properties officeooo:rsid="001ee1f5"/>
    </style:style>
    <style:style style:name="T12" style:family="text">
      <style:text-properties officeooo:rsid="001f8691"/>
    </style:style>
    <style:style style:name="T13" style:family="text">
      <style:text-properties officeooo:rsid="0020c3bd"/>
    </style:style>
    <style:style style:name="T14" style:family="text">
      <style:text-properties officeooo:rsid="00232f96"/>
    </style:style>
    <style:style style:name="T15" style:family="text">
      <style:text-properties officeooo:rsid="002426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NOM Prenom NUMERO_ETUDIANT :</text:span> ALARY Dorian 22005354</text:p>
      <text:p text:style-name="P1"><text:span text:style-name="T2">E-mail :</text:span><text:span text:style-name="T1"> </text:span><text:a xlink:type="simple" xlink:href="mailto:dorian.alary@univ-tlse3.fr" text:style-name="Internet_20_link" text:visited-style-name="Visited_20_Internet_20_Link"><text:span text:style-name="T4">dorian.alary@univ-tlse3.fr</text:span></text:a></text:p>
      <text:p text:style-name="P4"><text:span text:style-name="T3">Groupe :</text:span> TPA31</text:p>
      <text:p text:style-name="P5"><text:span text:style-name="T3">Tuteur :</text:span> Herzog</text:p>
      <text:p text:style-name="P5"/>
      <text:p text:style-name="P5"/>
      <text:p text:style-name="P11">Structure globale du programme :</text:p>
      <text:p text:style-name="P2"/>
      <text:p text:style-name="P7">- fichier main.c<text:tab/>→ fichier uninominale.c (1 tour et 2 tour) ← <text:span text:style-name="T13">uninominale.h</text:span></text:p>
      <text:p text:style-name="P18"><text:tab/><text:tab/><text:tab/><text:tab/><text:tab/><text:tab/><text:tab/><text:tab/><text:tab/><text:tab/>← global.h</text:p>
      <text:p text:style-name="P6"/>
      <text:p text:style-name="P7"><text:tab/><text:tab/><text:tab/>→ fichier condorcert_minimax.c<text:tab/><text:tab/>← <text:span text:style-name="T13">condorcet.h</text:span></text:p>
      <text:p text:style-name="P7"><text:tab/><text:tab/><text:tab/><text:tab/><text:tab/><text:tab/><text:tab/><text:tab/><text:tab/><text:tab/>← <text:span text:style-name="T13">global.h</text:span><text:tab/></text:p>
      <text:p text:style-name="P7"/>
      <text:p text:style-name="P7"><text:tab/><text:tab/><text:tab/>→ fichier condorcert_schulze.c<text:tab/><text:tab/>← <text:span text:style-name="T13">condorcet.h</text:span></text:p>
      <text:p text:style-name="P7"><text:tab/><text:tab/><text:tab/><text:tab/><text:tab/><text:tab/><text:tab/><text:tab/><text:tab/><text:tab/>← <text:span text:style-name="T13">global.h</text:span><text:tab/></text:p>
      <text:p text:style-name="P7"/>
      <text:p text:style-name="P6"><text:tab/><text:tab/><text:tab/>→ fichier analyse_csv.c<text:tab/><text:tab/><text:tab/><text:tab/>← <text:span text:style-name="T13">global.h</text:span></text:p>
      <text:p text:style-name="P6"/>
      <text:p text:style-name="P6"><text:tab/><text:tab/><text:tab/>→ <text:span text:style-name="T5">fichier utils_sd.c<text:tab/><text:tab/><text:tab/><text:tab/>← </text:span><text:span text:style-name="T13">global.h</text:span></text:p>
      <text:p text:style-name="P6"/>
      <text:p text:style-name="P6"><text:tab/><text:tab/><text:tab/>→ <text:span text:style-name="T7">fichier liste.c, element_liste.c<text:tab/><text:tab/>← </text:span><text:span text:style-name="T13">global.h</text:span></text:p>
      <text:p text:style-name="P6"/>
      <text:p text:style-name="P6"><text:tab/><text:tab/><text:tab/>→ <text:span text:style-name="T15">fichier python <text:s text:c="5"/></text:span></text:p>
      <text:p text:style-name="P6"/>
      <text:p text:style-name="P6"><text:tab/><text:tab/><text:tab/>→ <text:span text:style-name="T6">verify_my_vote.c<text:tab/><text:tab/><text:tab/><text:tab/>← </text:span><text:span text:style-name="T13">global.h</text:span></text:p>
      <text:p text:style-name="P6"/>
      <text:p text:style-name="P6"/>
      <text:p text:style-name="P6">*→ : <text:span text:style-name="T7">le main appelle </text:span><text:span text:style-name="T10">des fonctions de ces fichier pour traiter des informations</text:span></text:p>
      <text:p text:style-name="P8">*← : <text:span text:style-name="T14">les includes</text:span></text:p>
      <text:p text:style-name="P6"/>
      <text:p text:style-name="P9">- fichier Makefile : <text:span text:style-name="T12">Création temporaire de tous les fichiers nécessaire au projet pour développer directement le Makfile final. (les fichiers .c et .h seront vides dans un premier temps, ils poseront donc aucun problème à la compilation.</text:span></text:p>
      <text:p text:style-name="P6"/>
      <text:p text:style-name="P14">Fichier header :</text:p>
      <text:p text:style-name="P6"/>
      <text:p text:style-name="P10">- global.h (liste.c, element_liste.c, utils_sd, analyse_csv)</text:p>
      <text:p text:style-name="P10">- condorcet.h (fonctions similaire entre les deux méthodes de condorcet)</text:p>
      <text:p text:style-name="P10">- uninominale.h</text:p>
      <text:p text:style-name="P10"/>
      <text:p text:style-name="P6"><text:s/></text:p>
      <text:p text:style-name="P12">Structure <text:span text:style-name="T8">de données </text:span>:</text:p>
      <text:p text:style-name="P13"/>
      <text:p text:style-name="P15">- Matrice dynamique de chaine <text:span text:style-name="T11">(tableau de char) </text:span>: données du tableau csv</text:p>
      <text:p text:style-name="P16">- Matrice dynamique de int : matrice des duels</text:p>
      <text:p text:style-name="P16"><text:span text:style-name="T9">- T</text:span>ableau dynamique de int</text:p>
      <text:p text:style-name="P17">- Liste statique circulaire (file + p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Poppins" svg:font-family="Poppi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5T10:03:51.410977419</meta:creation-date>
    <dc:date>2021-11-15T15:00:32.883895482</dc:date>
    <meta:editing-duration>PT27M57S</meta:editing-duration>
    <meta:editing-cycles>21</meta:editing-cycles>
    <meta:generator>LibreOffice/7.2.2.2$Linux_X86_64 LibreOffice_project/20$Build-2</meta:generator>
    <meta:document-statistic meta:table-count="0" meta:image-count="0" meta:object-count="0" meta:page-count="1" meta:paragraph-count="29" meta:word-count="188" meta:character-count="1270" meta:non-whitespace-character-count="1038"/>
  </office:meta>
</office:document-meta>
</file>